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000b28" officeooo:paragraph-rsid="00000b28"/>
    </style:style>
    <style:style style:name="P2" style:family="paragraph" style:parent-style-name="Standard">
      <style:text-properties officeooo:rsid="00000b28" officeooo:paragraph-rsid="000170f5"/>
    </style:style>
    <style:style style:name="P3" style:family="paragraph" style:parent-style-name="Standard">
      <style:text-properties officeooo:rsid="00000b28" officeooo:paragraph-rsid="00028cfa"/>
    </style:style>
    <style:style style:name="P4" style:family="paragraph" style:parent-style-name="Standard">
      <style:text-properties officeooo:rsid="00028cfa" officeooo:paragraph-rsid="00028cfa"/>
    </style:style>
    <style:style style:name="P5" style:family="paragraph" style:parent-style-name="Standard">
      <style:text-properties officeooo:rsid="0004483a" officeooo:paragraph-rsid="0004483a"/>
    </style:style>
    <style:style style:name="P6" style:family="paragraph" style:parent-style-name="Standard">
      <style:text-properties officeooo:rsid="0005b24c" officeooo:paragraph-rsid="0005b24c"/>
    </style:style>
    <style:style style:name="P7" style:family="paragraph" style:parent-style-name="Standard">
      <style:text-properties officeooo:rsid="00075a1b" officeooo:paragraph-rsid="00075a1b"/>
    </style:style>
    <style:style style:name="P8" style:family="paragraph" style:parent-style-name="Standard">
      <style:text-properties officeooo:rsid="0008e572" officeooo:paragraph-rsid="0008e572"/>
    </style:style>
    <style:style style:name="P9" style:family="paragraph" style:parent-style-name="Standard">
      <style:text-properties officeooo:rsid="00096f81" officeooo:paragraph-rsid="00096f81"/>
    </style:style>
    <style:style style:name="P10" style:family="paragraph" style:parent-style-name="Standard">
      <style:text-properties officeooo:rsid="0009f159" officeooo:paragraph-rsid="0009f159"/>
    </style:style>
    <style:style style:name="T1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2" style:family="text">
      <style:text-properties fo:font-variant="normal" fo:text-transform="none" fo:color="#e83e8c" loext:opacity="100%" style:font-name="SFMono-Regular" fo:font-size="9.75pt" fo:letter-spacing="normal" fo:font-style="normal" fo:font-weight="normal" officeooo:rsid="00028cfa"/>
    </style:style>
    <style:style style:name="T3" style:family="text">
      <style:text-properties officeooo:rsid="00028cfa"/>
    </style:style>
    <style:style style:name="T4" style:family="text">
      <style:text-properties officeooo:rsid="00038028"/>
    </style:style>
    <style:style style:name="T5" style:family="text">
      <style:text-properties officeooo:rsid="0005b24c"/>
    </style:style>
    <style:style style:name="T6" style:family="text">
      <style:text-properties officeooo:rsid="0008e572"/>
    </style:style>
    <style:style style:name="T7" style:family="text">
      <style:text-properties officeooo:rsid="00096f81"/>
    </style:style>
    <style:style style:name="T8" style:family="text">
      <style:text-properties officeooo:rsid="0009f1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atSheet pour les instructions assembleur (CPU FICTIF du cours)</text:p>
      <text:p text:style-name="P1"><text:tab/>Lire l’instruction → 1 byte</text:p>
      <text:p text:style-name="P1"><text:tab/>Lire la valeur → 4 bytes</text:p>
      <text:p text:style-name="P1"><text:tab/>Lire l’adresse → 2 bytes </text:p>
      <text:p text:style-name="P1"><text:tab/>Ecrire un int dans cet ensemble = 4 bytes</text:p>
      <text:p text:style-name="P1"/>
      <text:p text:style-name="P1"><text:span text:style-name="Source_20_Text"><text:span text:style-name="T1">add32 #1, 0x5004 Lire l’instruction (prendre en compte les opérants aussi donc ) : </text:span></text:span></text:p>
      <text:p text:style-name="P1"><text:span text:style-name="Source_20_Text"><text:span text:style-name="T1">- Lire l’instruction (1B)</text:span></text:span></text:p>
      <text:p text:style-name="P1"><text:span text:style-name="Source_20_Text"><text:span text:style-name="T1">- Lire la valeur #1 (4B)</text:span></text:span></text:p>
      <text:p text:style-name="P1"><text:span text:style-name="Source_20_Text"><text:span text:style-name="T1">- Lire l’adresse (2B)</text:span></text:span></text:p>
      <text:p text:style-name="P1"><text:span text:style-name="Source_20_Text"><text:span text:style-name="T1">- Lire la valeur à l’adresse (4B)</text:span></text:span></text:p>
      <text:p text:style-name="P1"><text:span text:style-name="Source_20_Text"><text:span text:style-name="T1">- Ecrire la valeur (4B)</text:span></text:span></text:p>
      <text:p text:style-name="P1"><text:span text:style-name="Source_20_Text"><text:span text:style-name="T1"/></text:span></text:p>
      <text:p text:style-name="P3"><text:span text:style-name="Source_20_Text"><text:span text:style-name="T2">Storeind r1 r2 (la valeur de R1 est écrite dans la valeur pointé par r2)</text:span></text:span></text:p>
      <text:p text:style-name="P3"><text:span text:style-name="Source_20_Text"><text:span text:style-name="T2"/></text:span></text:p>
      <text:p text:style-name="P2">set32 #0, r0 // r0: variable i </text:p>
      <text:p text:style-name="P2">set32 #0, r1 // r1: variable s </text:p>
      <text:p text:style-name="P3">loop: </text:p>
      <text:p text:style-name="P3"><text:tab/>compare32 #10, r0 </text:p>
      <text:p text:style-name="P3"><text:tab/>jumpIfGreater end </text:p>
      <text:p text:style-name="P3"><text:tab/>copy32 r0, r2 // r2 = r0 </text:p>
      <text:p text:style-name="P3"><text:tab/>mult32 #2, r2 // r2 = r2*2 </text:p>
      <text:p text:style-name="P3"><text:tab/>add32 r2, r1 // r1 += r2 </text:p>
      <text:p text:style-name="P3"><text:tab/>add32 #1, r0 // r0++ </text:p>
      <text:p text:style-name="P3"><text:tab/>j<text:span text:style-name="T3">u</text:span>mp loop </text:p>
      <text:p text:style-name="P3">end: </text:p>
      <text:p text:style-name="P3"><text:tab/>store32 r1, 3004 // store result for // later at address 3004</text:p>
      <text:p text:style-name="P4"/>
      <text:p text:style-name="P4">Question 1.2 </text:p>
      <text:p text:style-name="P4"/>
      <text:p text:style-name="P4">load a,r0 (a = 0x8000)</text:p>
      <text:p text:style-name="P4">set b,r1</text:p>
      <text:p text:style-name="P4">set c,r2</text:p>
      <text:p text:style-name="P4">set 0,r3</text:p>
      <text:p text:style-name="P4">start : </text:p>
      <text:p text:style-name="P4"><text:tab/>cmp r3, #6</text:p>
      <text:p text:style-name="P4"><text:tab/>jump LessEqual and </text:p>
      <text:p text:style-name="P4"><text:tab/>loadind [r0+4*r3] ------------------------------------------------ &gt; <text:s text:c="3"/><text:tab/><text:span text:style-name="T4">copy r3,r5</text:span></text:p>
      <text:p text:style-name="P4"><text:tab/>add32 [r1+4*R3], r4<text:tab/><text:tab/><text:tab/><text:tab/><text:tab/> <text:s/><text:tab/><text:tab/><text:span text:style-name="T4">result32 #4, r5</text:span></text:p>
      <text:p text:style-name="P4"><text:tab/>storeind r4,[r2 + 4*r3]<text:tab/><text:tab/><text:tab/><text:tab/> <text:s/><text:tab/><text:tab/><text:span text:style-name="T4">copy r0, r6</text:span></text:p>
      <text:p text:style-name="P4"><text:tab/>add32 #1, r3<text:tab/><text:span text:style-name="T4">(on peut aussi incrémenter r1,r0 etc par 4)</text:span><text:tab/><text:tab/><text:span text:style-name="T4">add32 r5, r6</text:span></text:p>
      <text:p text:style-name="P4"><text:tab/>jump start</text:p>
      <text:p text:style-name="P4">end </text:p>
      <text:p text:style-name="P1"/>
      <text:p text:style-name="P1"/>
      <text:p text:style-name="P5">Question 2.1</text:p>
      <text:p text:style-name="P5">so you know → cmp #0, r1 (check if the elem is not the last)</text:p>
      <text:p text:style-name="P5"/>
      <text:p text:style-name="P5"/>
      <text:p text:style-name="P5">CPY, r0,r1</text:p>
      <text:p text:style-name="P5">Start:</text:p>
      <text:p text:style-name="P5"><text:tab/><text:span text:style-name="T5">add #8, r1</text:span></text:p>
      <text:p text:style-name="P5"><text:tab/><text:span text:style-name="T5">loadind32 r1,r2</text:span></text:p>
      <text:p text:style-name="P5"/>
      <text:p text:style-name="P6"><text:soft-page-break/>Struct {head (4B), tail (4B), length (4B)}</text:p>
      <text:p text:style-name="P6">[][][][][][][][][][][][] → struct</text:p>
      <text:p text:style-name="P6">^</text:p>
      <text:p text:style-name="P6">0x8000 </text:p>
      <text:p text:style-name="P6">dans r0, il y a un pointeur vers la structure . Il suffit de le faire bouger exemple de 8 bytes pour lire la length de la struct. </text:p>
      <text:p text:style-name="P6"/>
      <text:p text:style-name="P6"/>
      <text:p text:style-name="P7">2.2</text:p>
      <text:p text:style-name="P7"/>
      <text:p text:style-name="P7">load<text:span text:style-name="T8">ind</text:span> <text:span text:style-name="T6">r0,r1</text:span></text:p>
      <text:p text:style-name="P8">add<text:span text:style-name="T8">ind</text:span> #4, r1</text:p>
      <text:p text:style-name="P8">load<text:span text:style-name="T8">ind</text:span> r1, r1 </text:p>
      <text:p text:style-name="P8">add<text:span text:style-name="T8">ind</text:span> #8, r1</text:p>
      <text:p text:style-name="P8">load<text:span text:style-name="T8">ind</text:span> r1,r1 </text:p>
      <text:p text:style-name="P8">add<text:span text:style-name="T8">ind</text:span> #<text:span text:style-name="T7">2</text:span>, r1 //<text:span text:style-name="T8">ajoute 2 à r1</text:span></text:p>
      <text:p text:style-name="P9">load<text:span text:style-name="T8">ind</text:span> r1, r1 <text:span text:style-name="T8">#regarde la valeur à r1</text:span></text:p>
      <text:p text:style-name="P9"/>
      <text:p text:style-name="P10">loadind r1,r1 ? Regarde l’adresse -----→ exemple int* c; c = *c (ça compile pas mais à titre d’exemple quoi).</text:p>
      <text:p text:style-name="P9"/>
      <text:p text:style-name="P5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45:21.603271585</meta:creation-date>
    <dc:date>2023-10-09T18:07:13.019839077</dc:date>
    <meta:editing-duration>PT19M4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322" meta:character-count="1684" meta:non-whitespace-character-count="1358"/>
  </office:meta>
</office:document-meta>
</file>